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Descrizione</text:p>
      <text:p text:style-name="Normal">L’obiettivo del progetto del podcast di Ateneo è quello di sviluppare un applicativo dove è possibile documentarsi e ricevere informazioni riguardanti l’ateneo, i corsi di laurea (cdl) e le informazioni di segreteria.</text:p>
      <text:p text:style-name="Normal">Sull’applicativo sarà possibile cercare, ma anche pubblicare contenuti podcast se si ha l’autorizzazione necessaria a farlo.</text:p>
      <text:p text:style-name="Normal">I podcast saranno categorizzati in base al loro contenuto: questi potranno parlare si di informazioni specifiche sull’ateneo che di argomenti culturali specifici ai corsi di laurea volti ad accrescere il materiale formativo degli studenti e in generale di tutti gli utenti che navigano sull’applicazion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orenzo Feula</meta:initial-creator>
    <dc:creator>Lorenzo Feula</dc:creator>
    <meta:creation-date>2023-11-22T11:00:00Z</meta:creation-date>
    <dc:date>2023-11-22T11:13:00Z</dc:date>
    <meta:template xlink:href="Normal.dotm" xlink:type="simple"/>
    <meta:editing-cycles>1</meta:editing-cycles>
    <meta:editing-duration>PT780S</meta:editing-duration>
    <meta:document-statistic meta:page-count="1" meta:paragraph-count="1" meta:word-count="98" meta:character-count="659" meta:row-count="4" meta:non-whitespace-character-count="562"/>
  </office:meta>
</office:document-meta>
</file>